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Objeto5" text:anchor-type="paragraph" svg:x="13.201cm" svg:y="0.014cm" svg:width="6.773cm" svg:height="1.355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o3" text:anchor-type="paragraph" svg:x="3.207cm" svg:y="0.081cm" svg:width="6.773cm" svg:height="1.35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to1" text:anchor-type="paragraph" svg:x="-0.337cm" svg:y="1.914cm" svg:width="6.773cm" svg:height="2.26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o2" text:anchor-type="paragraph" svg:x="8.179cm" svg:y="1.919cm" svg:width="6.775cm" svg:height="1.80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o4" text:anchor-type="paragraph" svg:x="16.965cm" svg:y="1.907cm" svg:width="6.775cm" svg:height="1.35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to6" text:anchor-type="paragraph" svg:x="7.777cm" svg:y="5.334cm" svg:width="6.773cm" svg:height="2.258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o7" text:anchor-type="paragraph" svg:x="-0.855cm" svg:y="5.389cm" svg:width="6.773cm" svg:height="1.80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Objeto8" text:anchor-type="paragraph" svg:x="16.409cm" svg:y="4.861cm" svg:width="6.773cm" svg:height="2.258cm" draw:z-index="7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3:36:33.230554341</meta:creation-date>
    <dc:date>2020-03-08T14:28:19.877103316</dc:date>
    <meta:editing-duration>PT1M1S</meta:editing-duration>
    <meta:editing-cycles>1</meta:editing-cycles>
    <meta:document-statistic meta:table-count="0" meta:image-count="0" meta:object-count="8" meta:page-count="1" meta:paragraph-count="0" meta:word-count="0" meta:character-count="0" meta:non-whitespace-character-count="0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izz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bord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comand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FK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3:36:40.0240405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sabor</text:p>
          </table:table-cell>
          <table:covered-table-cell table:number-columns-repeated="2" table:style-name="ce4"/>
        </table:table-row>
        <table:table-row table:style-name="ro1">
          <table:table-cell table:number-columns-repeated="5"/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inteiro</text:p>
          </table:table-cell>
          <table:table-cell table:style-name="ce4"/>
        </table:table-row>
        <table:table-row table:style-name="ro1">
          <table:table-cell table:number-columns-repeated="5"/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texto</text:p>
          </table:table-cell>
          <table:table-cell table:style-name="ce4"/>
        </table:table-row>
        <table:table-row table:style-name="ro1">
          <table:table-cell table:number-columns-repeated="5"/>
          <table:table-cell table:style-name="ce4" office:value-type="string" calcext:value-type="string">
            <text:p>preco</text:p>
          </table:table-cell>
          <table:table-cell table:style-name="ce4" office:value-type="string" calcext:value-type="string">
            <text:p>dinheiro</text:p>
          </table:table-cell>
          <table:table-cell table:style-name="ce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3:38:13.1846602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 table:number-rows-repeated="19"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pizzaSabor</text:p>
          </table:table-cell>
          <table:covered-table-cell table:number-columns-repeated="2" table:style-name="ce4"/>
        </table:table-row>
        <table:table-row table:style-name="ro1">
          <table:table-cell table:style-name="ce4" office:value-type="string" calcext:value-type="string">
            <text:p>pizza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FK PK</text:p>
          </table:table-cell>
        </table:table-row>
        <table:table-row table:style-name="ro1">
          <table:table-cell table:style-name="ce4" office:value-type="string" calcext:value-type="string">
            <text:p>sabor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FK PK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3:38:34.1652754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3" table:number-rows-spanned="1">
            <text:p>ingrediente</text:p>
          </table:table-cell>
          <table:covered-table-cell table:number-columns-repeated="2" table:style-name="ce2"/>
        </table:table-row>
        <table:table-row table:style-name="ro1">
          <table:table-cell table:number-columns-repeated="10"/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4:21:54.8712562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1" table:default-cell-style-name="Default"/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3" table:number-rows-spanned="1">
            <text:p>saborIngrediente</text:p>
          </table:table-cell>
          <table:covered-table-cell table:number-columns-repeated="2" table:style-name="ce4"/>
        </table:table-row>
        <table:table-row table:style-name="ro1">
          <table:table-cell table:number-columns-repeated="8"/>
          <table:table-cell table:style-name="ce4" office:value-type="string" calcext:value-type="string">
            <text:p>sabor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FK PK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ingrediente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FK PK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3:42:37.1249460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 table:number-rows-repeated="11"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borda</text:p>
          </table:table-cell>
          <table:covered-table-cell table:number-columns-repeated="2" table:style-name="ce4"/>
        </table:table-row>
        <table:table-row table:style-name="ro1"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PK</text:p>
          </table:table-cell>
        </table:table-row>
        <table:table-row table:style-name="ro1"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text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preco</text:p>
          </table:table-cell>
          <table:table-cell table:style-name="ce4" office:value-type="string" calcext:value-type="string">
            <text:p>dinheir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sabor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FK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3:45:31.9970376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comanda</text:p>
          </table:table-cell>
          <table:covered-table-cell table:number-columns-repeated="2" table:style-name="ce4"/>
        </table:table-row>
        <table:table-row table:style-name="ro1">
          <table:table-cell table:number-columns-repeated="4"/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PK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ago</text:p>
          </table:table-cell>
          <table:table-cell table:style-name="ce4" office:value-type="string" calcext:value-type="string">
            <text:p>logico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4" office:value-type="string" calcext:value-type="string">
            <text:p>destino</text:p>
          </table:table-cell>
          <table:table-cell table:style-name="ce4" office:value-type="string" calcext:value-type="string">
            <text:p>texto</text:p>
          </table:table-cell>
          <table:table-cell table:style-name="ce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3:46:50.3349763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tamanho</text:p>
          </table:table-cell>
          <table:covered-table-cell table:number-columns-repeated="2" table:style-name="ce4"/>
        </table:table-row>
        <table:table-row table:style-name="ro1">
          <table:table-cell table:number-columns-repeated="4"/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texto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4" office:value-type="string" calcext:value-type="string">
            <text:p>multiplicador</text:p>
          </table:table-cell>
          <table:table-cell table:style-name="ce4" office:value-type="string" calcext:value-type="string">
            <text:p>real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letra</text:p>
          </table:table-cell>
          <table:table-cell table:style-name="ce4" office:value-type="string" calcext:value-type="string">
            <text:p>PK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qtdsabores</text:p>
          </table:table-cell>
          <table:table-cell table:style-name="ce4" office:value-type="string" calcext:value-type="string">
            <text:p>inteiro</text:p>
          </table:table-cell>
          <table:table-cell table:style-name="ce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3:56:17.012714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